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none" fo:border-right="none" fo:border-top="0.0346in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Byte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Name</text:p>
          </table:table-cell>
          <table:table-cell table:style-name="ce5" office:value-type="string">
            <text:p>Protocol I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5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Log Request</text:p>
          </table:table-cell>
          <table:table-cell office:value-type="string">
            <text:p>0x01</text:p>
          </table:table-cell>
          <table:table-cell office:value-type="string">
            <text:p>Flags</text:p>
          </table:table-cell>
          <table:table-cell office:value-type="string">
            <text:p>Index 1 MSB</text:p>
          </table:table-cell>
          <table:table-cell office:value-type="string">
            <text:p>Index 1 LSB</text:p>
          </table:table-cell>
          <table:table-cell office:value-type="string">
            <text:p>Index 2 MSB</text:p>
          </table:table-cell>
          <table:table-cell office:value-type="string">
            <text:p>Index 2 LSB</text:p>
          </table:table-cell>
          <table:table-cell table:number-columns-repeated="1017"/>
        </table:table-row>
        <table:table-row table:style-name="ro4">
          <table:table-cell office:value-type="string">
            <text:p>Log Reply</text:p>
          </table:table-cell>
          <table:table-cell office:value-type="string">
            <text:p>0x02</text:p>
          </table:table-cell>
          <table:table-cell office:value-type="string">
            <text:p>Flags</text:p>
          </table:table-cell>
          <table:table-cell office:value-type="string">
            <text:p>Index 1 MSB</text:p>
          </table:table-cell>
          <table:table-cell office:value-type="string">
            <text:p>Index 1 LSB</text:p>
          </table:table-cell>
          <table:table-cell office:value-type="string">
            <text:p>Index 2 MSB</text:p>
          </table:table-cell>
          <table:table-cell office:value-type="string">
            <text:p>Index 2 LSB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Configuration</text:p>
          </table:table-cell>
          <table:table-cell office:value-type="string">
            <text:p>0x20</text:p>
          </table:table-cell>
          <table:table-cell office:value-type="string">
            <text:p>Flags</text:p>
          </table:table-cell>
          <table:table-cell table:style-name="ce2" office:value-type="string">
            <text:p>See separate note</text:p>
          </table:table-cell>
          <table:table-cell table:style-name="ce2" table:number-columns-repeated="4"/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6"/>
          <table:table-cell table:style-name="ce9" table:number-columns-repeated="6"/>
          <table:table-cell table:style-name="ce6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wo-byte protocols</text:p>
          </table:table-cell>
          <table:table-cell office:value-type="string">
            <text:p>OpenLCB 0xEx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>
            <text:p>(centrally allocated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ix-byte protocols</text:p>
          </table:table-cell>
          <table:table-cell office:value-type="string">
            <text:p>OpenLCB 0xFx</text:p>
          </table:table-cell>
          <table:table-cell table:number-columns-repeated="5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(user allocated)</text:p>
          </table:table-cell>
          <table:table-cell table:number-columns-repeated="1023"/>
        </table:table-row>
        <table:table-row table:style-name="ro4" table:number-rows-repeated="65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06/23/2010</text:date>, <text:time>21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6-23T21:13:18</dc:date>
    <dc:creator>Bob Jacobsen</dc:creator>
    <meta:editing-duration>PT01H10M54S</meta:editing-duration>
    <meta:editing-cycles>24</meta:editing-cycles>
    <meta:generator>OpenOffice.org/3.2$Unix OpenOffice.org_project/320m12$Build-9483</meta:generator>
    <meta:document-statistic meta:table-count="3" meta:cell-count="41" meta:object-count="0"/>
  </office:meta>
</office:document-meta>
</file>